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6000001C85B28146C08225BB8.png" manifest:media-type="image/png"/>
  <manifest:file-entry manifest:full-path="Pictures/100002010000004000000154612DED50B8B5A432.png" manifest:media-type="image/png"/>
  <manifest:file-entry manifest:full-path="Pictures/100002010000002500000011C652793CB25DD8D4.png" manifest:media-type="image/png"/>
  <manifest:file-entry manifest:full-path="Pictures/10000201000000260000002D06FFEAD470891234.png" manifest:media-type="image/png"/>
  <manifest:file-entry manifest:full-path="Pictures/1000020100000074000000DB7543B4CC00E57A07.png" manifest:media-type="image/png"/>
  <manifest:file-entry manifest:full-path="Pictures/1000020100000085000000A82503AAF2469E9BA3.png" manifest:media-type="image/png"/>
  <manifest:file-entry manifest:full-path="Pictures/1000020100000280000001E95C854CBF78347999.png" manifest:media-type="image/png"/>
  <manifest:file-entry manifest:full-path="Pictures/10000201000001DA000002EFA293BB7281E80B89.png" manifest:media-type="image/png"/>
  <manifest:file-entry manifest:full-path="Pictures/1000020100000168000000B2931C01926F80C969.png" manifest:media-type="image/png"/>
  <manifest:file-entry manifest:full-path="Pictures/10000201000002820000014B0E8565FE2A06BE4D.png" manifest:media-type="image/png"/>
  <manifest:file-entry manifest:full-path="Pictures/10000201000002EE0000010D294B2AF458726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53cc" officeooo:paragraph-rsid="001a53cc"/>
    </style:style>
    <style:style style:name="P2" style:family="paragraph" style:parent-style-name="Standard">
      <style:text-properties fo:font-size="18pt" officeooo:rsid="001a53cc" officeooo:paragraph-rsid="001a53cc" style:font-size-asian="18pt" style:font-size-complex="18pt"/>
    </style:style>
    <style:style style:name="P3" style:family="paragraph" style:parent-style-name="Standard">
      <style:paragraph-properties fo:break-before="page"/>
      <style:text-properties officeooo:rsid="001a53cc" officeooo:paragraph-rsid="001a53cc"/>
    </style:style>
    <style:style style:name="P4" style:family="paragraph" style:parent-style-name="Standard" style:master-page-name="">
      <loext:graphic-properties draw:fill="none"/>
      <style:paragraph-properties fo:margin-left="-1.6cm" fo:margin-right="-1.7cm" fo:text-indent="0cm" style:auto-text-indent="false" style:page-number="auto" fo:break-before="page" fo:background-color="transparent"/>
      <style:text-properties officeooo:rsid="001a53cc" officeooo:paragraph-rsid="001a53cc"/>
    </style:style>
    <style:style style:name="P5" style:family="paragraph">
      <loext:graphic-properties draw:fill-color="#861141"/>
      <style:paragraph-properties fo:text-align="center"/>
    </style:style>
    <style:style style:name="P6" style:family="paragraph">
      <loext:graphic-properties draw:fill-color="#861141"/>
      <style:paragraph-properties fo:text-align="center"/>
      <style:text-properties fo:font-size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T1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61141" draw:fill-color="#86114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861141" draw:marker-start-width="0.353cm" draw:marker-end="Fin_20_de_20_línea_20_1" draw:marker-end-width="0.353cm" draw:fill-color="#861141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848cm" fo:min-width="3.1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0.847cm" fo:min-width="3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2.053cm" fo:min-width="12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 DE USO</text:p>
      <text:p text:style-name="P1"><draw:frame draw:style-name="fr1" draw:name="Imagen1" text:anchor-type="paragraph" svg:x="2.219cm" svg:y="0.439cm" svg:width="14.213cm" svg:height="13.79cm" draw:z-index="0"><draw:image xlink:href="Pictures/10000201000001D6000001C85B28146C08225BB8.png" xlink:type="simple" xlink:show="embed" xlink:actuate="onLoad" loext:mime-type="image/png"/></draw:frame></text:p>
      <text:p text:style-name="P1"><draw:frame draw:style-name="fr1" draw:name="Imagen2" text:anchor-type="paragraph" svg:x="15.173cm" svg:y="0.302cm" svg:width="1.005cm" svg:height="1.191cm" draw:z-index="1"><draw:image xlink:href="Pictures/10000201000000260000002D06FFEAD470891234.png" xlink:type="simple" xlink:show="embed" xlink:actuate="onLoad" loext:mime-type="image/png"/></draw:frame></text:p>
      <text:p text:style-name="P1"><draw:line text:anchor-type="paragraph" draw:z-index="3" draw:name="Forma1" draw:style-name="gr1" draw:text-style-name="P5" svg:x1="15.173cm" svg:y1="0.353cm" svg:x2="12.331cm" svg:y2="0.357cm"><text:p/></draw:line></text:p>
      <text:p text:style-name="P1"><draw:line text:anchor-type="paragraph" draw:z-index="5" draw:name="Forma1" draw:style-name="gr1" draw:text-style-name="P5" svg:x1="15.173cm" svg:y1="0.247cm" svg:x2="12.585cm" svg:y2="1.351cm"><text:p/></draw:line></text:p>
      <text:p text:style-name="P1"><draw:frame draw:style-name="fr1" draw:name="Imagen3" text:anchor-type="paragraph" svg:x="15.173cm" svg:y="0.169cm" svg:width="0.979cm" svg:height="0.45cm" draw:z-index="2"><draw:image xlink:href="Pictures/100002010000002500000011C652793CB25DD8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><draw:frame draw:style-name="fr1" draw:name="Imagen5" text:anchor-type="paragraph" svg:x="1.685cm" svg:y="1cm" svg:width="16.254cm" svg:height="12.418cm" draw:z-index="6"><draw:image xlink:href="Pictures/1000020100000280000001E95C854CBF78347999.png" xlink:type="simple" xlink:show="embed" xlink:actuate="onLoad" loext:mime-type="image/png"/></draw:frame></text:p>
      <text:p text:style-name="P4"><draw:frame draw:style-name="fr1" draw:name="Imagen7" text:anchor-type="paragraph" svg:x="11.462cm" svg:y="5.808cm" svg:width="9.955cm" svg:height="15.769cm" draw:z-index="10" draw:transform="translate (-16.4395cm -13.6925cm) rotate (4.71238898038469) translate (16.4395cm 13.6925cm)"><draw:image xlink:href="Pictures/10000201000001DA000002EFA293BB7281E80B89.png" xlink:type="simple" xlink:show="embed" xlink:actuate="onLoad" loext:mime-type="image/png"/></draw:frame><draw:frame draw:style-name="fr1" draw:name="Imagen8" text:anchor-type="paragraph" svg:x="7.26cm" svg:y="2.268cm" svg:width="7.83cm" svg:height="3.872cm" draw:z-index="11" draw:transform="translate (-11.175cm -4.204cm) rotate (4.71238898038469) translate (11.175cm 4.204cm)"><draw:image xlink:href="Pictures/1000020100000168000000B2931C01926F80C969.png" xlink:type="simple" xlink:show="embed" xlink:actuate="onLoad" loext:mime-type="image/png"/></draw:frame><draw:frame draw:style-name="fr1" draw:name="Imagen9" text:anchor-type="paragraph" svg:x="4.537cm" svg:y="9.335cm" svg:width="1.693cm" svg:height="8.998cm" draw:z-index="12" draw:transform="translate (-5.3835cm -13.834cm) rotate (4.71238898038469) translate (5.3835cm 13.834cm)"><draw:image xlink:href="Pictures/100002010000004000000154612DED50B8B5A432.png" xlink:type="simple" xlink:show="embed" xlink:actuate="onLoad" loext:mime-type="image/png"/></draw:frame><draw:frame draw:style-name="fr1" draw:name="Imagen10" text:anchor-type="paragraph" svg:x="18.064cm" svg:y="4.838cm" svg:width="2.295cm" svg:height="4.327cm" draw:z-index="19" draw:transform="translate (-19.2115cm -7.0015cm) rotate (4.71238898038469) translate (19.2115cm 7.0015cm)"><draw:image xlink:href="Pictures/1000020100000074000000DB7543B4CC00E57A07.png" xlink:type="simple" xlink:show="embed" xlink:actuate="onLoad" loext:mime-type="image/png"/></draw:frame><draw:frame draw:style-name="fr1" draw:name="Imagen11" text:anchor-type="paragraph" svg:x="2.021cm" svg:y="3.082cm" svg:width="2.97cm" svg:height="3.75cm" draw:z-index="20" draw:transform="translate (-3.506cm -4.957cm) rotate (4.71238898038469) translate (3.506cm 4.957cm)"><draw:image xlink:href="Pictures/1000020100000085000000A82503AAF2469E9BA3.png" xlink:type="simple" xlink:show="embed" xlink:actuate="onLoad" loext:mime-type="image/png"/></draw:frame><draw:custom-shape text:anchor-type="paragraph" draw:z-index="13" draw:name="Forma4" draw:style-name="gr4" draw:text-style-name="P8" svg:width="3.178cm" svg:height="0.849cm" svg:x="9.188cm" svg:y="-0.152cm"><text:p/><draw:enhanced-geometry svg:viewBox="0 0 21600 21600" draw:type="rectangle" draw:enhanced-path="M 0 0 L 21600 0 21600 21600 0 21600 0 0 Z N"/></draw:custom-shape><draw:custom-shape text:anchor-type="paragraph" draw:z-index="14" draw:name="Forma4" draw:style-name="gr5" draw:text-style-name="P9" svg:width="3.176cm" svg:height="0.847cm" svg:x="12.575cm" svg:y="1.52cm"><text:p/><draw:enhanced-geometry svg:viewBox="0 0 21600 21600" draw:type="rectangle" draw:enhanced-path="M 0 0 L 21600 0 21600 21600 0 21600 0 0 Z N"/></draw:custom-shape><draw:custom-shape text:anchor-type="paragraph" draw:z-index="15" draw:name="Forma4" draw:style-name="gr5" draw:text-style-name="P9" svg:width="3.176cm" svg:height="0.847cm" svg:x="11.728cm" svg:y="3.785cm"><text:p/><draw:enhanced-geometry svg:viewBox="0 0 21600 21600" draw:type="rectangle" draw:enhanced-path="M 0 0 L 21600 0 21600 21600 0 21600 0 0 Z N"/></draw:custom-shape><draw:custom-shape text:anchor-type="paragraph" draw:z-index="16" draw:name="Forma4" draw:style-name="gr5" draw:text-style-name="P9" svg:width="3.176cm" svg:height="0.847cm" svg:x="12.538cm" svg:y="5.182cm"><text:p/><draw:enhanced-geometry svg:viewBox="0 0 21600 21600" draw:type="rectangle" draw:enhanced-path="M 0 0 L 21600 0 21600 21600 0 21600 0 0 Z N"/></draw:custom-shape><draw:custom-shape text:anchor-type="paragraph" draw:z-index="17" draw:name="Forma4" draw:style-name="gr5" draw:text-style-name="P9" svg:width="3.176cm" svg:height="0.847cm" svg:x="6.881cm" svg:y="9.373cm"><text:p/><draw:enhanced-geometry svg:viewBox="0 0 21600 21600" draw:type="rectangle" draw:enhanced-path="M 0 0 L 21600 0 21600 21600 0 21600 0 0 Z N"/></draw:custom-shape><draw:custom-shape text:anchor-type="paragraph" draw:z-index="18" draw:name="Forma4" draw:style-name="gr5" draw:text-style-name="P9" svg:width="3.176cm" svg:height="0.847cm" svg:x="6.5cm" svg:y="12.252cm"><text:p/><draw:enhanced-geometry svg:viewBox="0 0 21600 21600" draw:type="rectangle" draw:enhanced-path="M 0 0 L 21600 0 21600 21600 0 21600 0 0 Z N"/></draw:custom-shape><draw:custom-shape text:anchor-type="paragraph" draw:z-index="21" draw:name="Forma4" draw:style-name="gr6" draw:text-style-name="P9" svg:width="12.976cm" svg:height="2.054cm" svg:x="12.067cm" svg:y="16.379cm"><text:p/><draw:enhanced-geometry svg:viewBox="0 0 21600 21600" draw:type="rectangle" draw:enhanced-path="M 0 0 L 21600 0 21600 21600 0 21600 0 0 Z N"/></draw:custom-shape><draw:line text:anchor-type="paragraph" draw:z-index="22" draw:name="Forma5" draw:style-name="gr1" draw:text-style-name="P5" svg:x1="5.38cm" svg:y1="5.436cm" svg:x2="9.463cm" svg:y2="5.436cm"><text:p/></draw:line></text:p>
      <text:p text:style-name="P3"><draw:frame draw:style-name="fr2" draw:name="Imagen6" text:anchor-type="paragraph" svg:width="16.988cm" svg:height="8.758cm" draw:z-index="7"><draw:image xlink:href="Pictures/10000201000002820000014B0E8565FE2A06BE4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4" text:anchor-type="paragraph" svg:x="-0.09cm" svg:y="7.001cm" svg:width="25.88cm" svg:height="9.28cm" draw:z-index="4"><draw:image xlink:href="Pictures/10000201000002EE0000010D294B2AF45872642A.png" xlink:type="simple" xlink:show="embed" xlink:actuate="onLoad" loext:mime-type="image/png"/></draw:frame><draw:line text:anchor-type="paragraph" draw:z-index="8" draw:name="Forma2" draw:style-name="gr2" draw:text-style-name="P6" svg:x1="19.149cm" svg:y1="2.801cm" svg:x2="7.082cm" svg:y2="2.801cm"><text:p/></draw:line><draw:frame text:anchor-type="paragraph" draw:z-index="9" draw:name="Forma3" draw:style-name="gr3" draw:text-style-name="P7" svg:width="2.456cm" svg:height="0.449cm" svg:x="11.485cm" svg:y="2.353cm"><draw:text-box><text:p><text:span text:style-name="T1">^TarjetaSocio</text:span>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23cm" fo:margin-bottom="0.46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2T19:05:31.959000000</meta:creation-date>
    <dc:date>2022-10-12T19:38:28.967000000</dc:date>
    <meta:editing-duration>PT11M2S</meta:editing-duration>
    <meta:editing-cycles>2</meta:editing-cycles>
    <meta:generator>LibreOffice/6.2.7.1$Windows_X86_64 LibreOffice_project/23edc44b61b830b7d749943e020e96f5a7df63bf</meta:generator>
    <meta:document-statistic meta:table-count="0" meta:image-count="11" meta:object-count="0" meta:page-count="4" meta:paragraph-count="1" meta:word-count="3" meta:character-count="11" meta:non-whitespace-character-count="9"/>
  </office:meta>
</office:document-meta>
</file>